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5.17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ce12"/>
        <table:table-column table:style-name="co5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émi Guerin</text:p>
          </table:table-cell>
          <table:covered-table-cell table:number-columns-repeated="4" table:style-name="ce2"/>
          <table:table-cell table:style-name="ce24" office:value-type="string" calcext:value-type="string" table:number-columns-spanned="3" table:number-rows-spanned="1">
            <text:p>N° candidat : 02149969246</text:p>
          </table:table-cell>
          <table:covered-table-cell table:number-columns-repeated="2" table:style-name="ce24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Institut Informatique Appliquée</text:p>
          </table:table-cell>
          <table:covered-table-cell table:number-columns-repeated="4" table:style-name="ce3"/>
          <table:table-cell table:style-name="ce25" office:value-type="string" calcext:value-type="string">
            <text:p>Option :</text:p>
          </table:table-cell>
          <table:table-cell table:style-name="ce26" office:value-type="string" calcext:value-type="string">
            <text:p>▢ SISR</text:p>
          </table:table-cell>
          <table:table-cell table:style-name="ce27" office:value-type="string" calcext:value-type="string">
            <text:p>X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remiguerin.fr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18" office:value-type="string" calcext:value-type="string">
            <text:p>Gérer le patrimoine informatique</text:p>
          </table:table-cell>
          <table:table-cell table:style-name="ce18" office:value-type="string" calcext:value-type="string">
            <text:p>Répondre aux incidents et aux demandes d’assistance et d’évolution</text:p>
          </table:table-cell>
          <table:table-cell table:style-name="ce18" office:value-type="string" calcext:value-type="string">
            <text:p>Développer la présence en ligne de l’organisation</text:p>
          </table:table-cell>
          <table:table-cell table:style-name="ce18" office:value-type="string" calcext:value-type="string">
            <text:p>Travailler en mode projet</text:p>
          </table:table-cell>
          <table:table-cell table:style-name="ce18" office:value-type="string" calcext:value-type="string">
            <text:p>Mettre à disposition des utilisateurs un service informatique</text:p>
          </table:table-cell>
          <table:table-cell table:style-name="ce28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14"/>
          <table:table-cell table:style-name="ce1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9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2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WorkTogether</text:p>
          </table:table-cell>
          <table:table-cell table:style-name="ce15" office:value-type="string" calcext:value-type="string">
            <text:p>18/11/2024 au 24/03/2025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30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ortfolio</text:p>
          </table:table-cell>
          <table:table-cell table:style-name="ce15" office:value-type="string" calcext:value-type="string">
            <text:p>11/01/2025 au 24/03/2024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30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 table:number-rows-repeated="8">
          <table:table-cell table:style-name="ce7"/>
          <table:table-cell table:style-name="ce16"/>
          <table:table-cell table:style-name="ce20" table:number-columns-repeated="5"/>
          <table:table-cell table:style-name="ce30"/>
          <table:table-cell table:style-name="ce32" table:number-columns-repeated="16376"/>
        </table:table-row>
        <table:table-row table:style-name="ro6">
          <table:table-cell table:style-name="ce8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8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Site vitrine RPE Val d’izé</text:p>
          </table:table-cell>
          <table:table-cell table:style-name="ce16" office:value-type="string" calcext:value-type="string">
            <text:p>08/05/2024 au 07/06/2024</text:p>
          </table:table-cell>
          <table:table-cell table:style-name="ce21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30"/>
          <table:table-cell table:style-name="ce32" table:number-columns-repeated="16376"/>
        </table:table-row>
        <table:table-row table:style-name="ro1" table:number-rows-repeated="6">
          <table:table-cell table:style-name="ce7"/>
          <table:table-cell table:style-name="ce16"/>
          <table:table-cell table:style-name="ce20" table:number-columns-repeated="5"/>
          <table:table-cell table:style-name="ce30"/>
          <table:table-cell table:style-name="ce32" table:number-columns-repeated="16376"/>
        </table:table-row>
        <table:table-row table:style-name="ro6">
          <table:table-cell table:style-name="ce8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8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rojet de tests d’application mobile</text:p>
          </table:table-cell>
          <table:table-cell table:style-name="ce16" office:value-type="string" calcext:value-type="string">
            <text:p>15/01/2025 au 28/02/2025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30"/>
          <table:table-cell table:style-name="ce32" table:number-columns-repeated="16376"/>
        </table:table-row>
        <table:table-row table:style-name="ro1" table:number-rows-repeated="4">
          <table:table-cell table:style-name="ce7"/>
          <table:table-cell table:style-name="ce16"/>
          <table:table-cell table:style-name="ce20" table:number-columns-repeated="5"/>
          <table:table-cell table:style-name="ce30"/>
          <table:table-cell table:style-name="ce32" table:number-columns-repeated="16376"/>
        </table:table-row>
        <table:table-row table:style-name="ro1">
          <table:table-cell table:style-name="ce9"/>
          <table:table-cell table:style-name="ce16"/>
          <table:table-cell table:style-name="ce20" table:number-columns-repeated="5"/>
          <table:table-cell table:style-name="ce30"/>
          <table:table-cell table:style-name="ce32" table:number-columns-repeated="16376"/>
        </table:table-row>
        <table:table-row table:style-name="ro1">
          <table:table-cell table:style-name="ce10"/>
          <table:table-cell table:style-name="ce17"/>
          <table:table-cell table:style-name="ce22" table:number-columns-repeated="5"/>
          <table:table-cell table:style-name="ce31"/>
          <table:table-cell table:style-name="ce32" table:number-columns-repeated="16376"/>
        </table:table-row>
        <table:table-row table:style-name="ro7">
          <table:table-cell table:style-name="ce11" table:number-columns-repeated="2"/>
          <table:table-cell table:style-name="ce23" table:number-columns-repeated="6"/>
          <table:table-cell table:style-name="ce32" table:number-columns-repeated="16376"/>
        </table:table-row>
        <table:table-row table:style-name="ro8" table:number-rows-repeated="46">
          <table:table-cell table:style-name="ce12" table:number-columns-repeated="8"/>
          <table:table-cell table:number-columns-repeated="35"/>
          <table:table-cell table:style-name="ce12" table:number-columns-repeated="16341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5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language>fr-FR</dc:language>
    <meta:print-date>2021-01-01T11:01:24</meta:print-date>
    <dc:date>2025-04-30T16:24:02.857000000</dc:date>
    <meta:editing-cycles>4</meta:editing-cycles>
    <meta:editing-duration>PT15M29S</meta:editing-duration>
    <meta:generator>LibreOffice/24.2.3.2$Windows_X86_64 LibreOffice_project/433d9c2ded56988e8a90e6b2e771ee4e6a5ab2ba</meta:generator>
    <meta:document-statistic meta:table-count="1" meta:cell-count="44" meta:object-count="0"/>
    <meta:user-defined meta:name="AppVersion">15.0000</meta:user-defined>
  </office:meta>
</office:document-meta>
</file>